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0.3236in"/>
    </style:style>
    <style:style style:name="Table2.B" style:family="table-column">
      <style:table-column-properties style:column-width="2.925in"/>
    </style:style>
    <style:style style:name="Table2.C" style:family="table-column">
      <style:table-column-properties style:column-width="1.622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05%"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in" fo:margin-right="-0.0016in" fo:margin-top="0in" fo:margin-bottom="0in" style:contextual-spacing="false" fo:line-height="105%" fo:text-align="center" style:justify-single-word="false" fo:orphans="0" fo:widows="0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200%" fo:text-align="center" style:justify-single-word="false" fo:break-before="pag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.4917in" fo:margin-right="0in" fo:margin-top="0in" fo:margin-bottom="0in" style:contextual-spacing="false" fo:line-height="150%" fo:text-align="justify" style:justify-single-word="false" fo:orphans="2" fo:widows="2" fo:text-indent="-0.4917in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6pt" style:font-style-complex="italic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0.2083in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24" style:family="paragraph" style:parent-style-name="Standard">
      <style:paragraph-properties fo:margin-left="0in" fo:margin-right="0.3925in" fo:margin-top="0in" fo:margin-bottom="0in" style:contextual-spacing="false" fo:line-height="100%" fo:text-indent="0in" style:auto-text-indent="false"/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25" style:family="paragraph" style:parent-style-name="Standard">
      <style:paragraph-properties fo:margin-left="0in" fo:margin-right="0.3925in" fo:margin-top="0in" fo:margin-bottom="0in" style:contextual-spacing="false" fo:line-height="100%" fo:text-align="end" style:justify-single-word="false" fo:text-indent="0in" style:auto-text-indent="false"/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26" style:family="paragraph" style:parent-style-name="Standard">
      <style:paragraph-properties fo:margin-top="0in" fo:margin-bottom="0in" style:contextual-spacing="false" fo:line-height="100%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8" style:family="paragraph" style:parent-style-name="Standard">
      <loext:graphic-properties draw:fill="solid" draw:fill-color="#ffffff"/>
      <style:paragraph-properties fo:margin-top="0in" fo:margin-bottom="0in" style:contextual-spacing="false" fo:line-height="150%" fo:orphans="0" fo:widows="0" fo:background-color="#ffffff" style:snap-to-layout-grid="false">
        <style:tab-stops>
          <style:tab-stop style:position="3.9374in"/>
        </style:tab-stops>
      </style:paragraph-properties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>
        <style:tab-stops>
          <style:tab-stop style:position="0.4917in"/>
          <style:tab-stop style:position="0.8083in"/>
        </style:tab-stops>
      </style:paragraph-properties>
    </style:style>
    <style:style style:name="P32" style:family="paragraph" style:parent-style-name="Standard">
      <style:paragraph-properties fo:margin-top="0in" fo:margin-bottom="0in" style:contextual-spacing="false" fo:line-height="150%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</style:style>
    <style:style style:name="P34" style:family="paragraph" style:parent-style-name="Text_20_body_20_indent">
      <style:paragraph-properties fo:line-height="150%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36" style:family="paragraph" style:parent-style-name="Standard">
      <style:paragraph-properties fo:margin-top="0in" fo:margin-bottom="0in" style:contextual-spacing="false" fo:line-height="0.2083in"/>
    </style:style>
    <style:style style:name="P37" style:family="paragraph" style:parent-style-name="Standard">
      <style:paragraph-properties fo:margin-top="0in" fo:margin-bottom="0in" style:contextual-spacing="false" fo:line-height="200%" fo:text-align="center" style:justify-single-word="false"/>
    </style:style>
    <style:style style:name="P38" style:family="paragraph" style:parent-style-name="Heading_20_2">
      <style:text-properties style:font-size-complex="12pt"/>
    </style:style>
    <style:style style:name="P39" style:family="paragraph" style:parent-style-name="Heading_20_2">
      <style:text-properties style:language-asian="ru" style:country-asian="RU"/>
    </style:style>
    <style:style style:name="P40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officeooo:rsid="00098ea3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officeooo:rsid="000d58a4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officeooo:rsid="000da9df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officeooo:rsid="00101e34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officeooo:rsid="0015e008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officeooo:rsid="0006fe71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0e3247" style:font-size-asian="12pt" style:font-name-complex="Times New Roman1" style:font-size-complex="12pt"/>
    </style:style>
    <style:style style:name="T11" style:family="text">
      <style:text-properties style:font-name="Times New Roman" fo:font-size="12pt" fo:language="ru" fo:country="RU" style:text-underline-style="none" style:letter-kerning="false" style:font-size-asian="12pt" style:language-asian="en" style:country-asian="US" style:font-size-complex="12pt" style:language-complex="ar" style:country-complex="SA"/>
    </style:style>
    <style:style style:name="T12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1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officeooo:rsid="0007c598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4pt" style:text-underline-style="solid" style:text-underline-width="auto" style:text-underline-color="font-color" officeooo:rsid="0006fe71" style:font-name-asian="Times New Roman1" style:font-size-asian="14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T20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1" style:family="text">
      <style:text-properties fo:text-transform="uppercas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22" style:family="text">
      <style:text-properties officeooo:rsid="0015e008"/>
    </style:style>
    <style:style style:name="T23" style:family="text">
      <style:text-properties officeooo:rsid="001749e2"/>
    </style:style>
    <style:style style:name="T24" style:family="text">
      <style:text-properties officeooo:rsid="001cb8b8"/>
    </style:style>
    <style:style style:name="T25" style:family="text">
      <style:text-properties officeooo:rsid="001d1552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4">«Московский государственный технический университет</text:p>
            <text:p text:style-name="P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5"/>
      <text:p text:style-name="P6"/>
      <text:p text:style-name="P26"><text:span text:style-name="T2">ФАКУЛЬТЕТ </text:span><text:span text:style-name="T20">Информатика и системы управления</text:span></text:p>
      <text:p text:style-name="P7"/>
      <text:p text:style-name="P26"><text:span text:style-name="T2">КАФЕДРА </text:span><text:span text:style-name="T20">Компьютерные системы и сети (ИУ6)</text:span></text:p>
      <text:p text:style-name="P6"/>
      <text:p text:style-name="P28"><text:span text:style-name="T13">НАПРАВЛЕНИЕ ПОДГОТОВКИ <text:s text:c="2"/></text:span><text:span text:style-name="T21">09.03.03 </text:span><text:span text:style-name="T20">прикладная информатика</text:span></text:p>
      <text:p text:style-name="P14"/>
      <text:p text:style-name="P15"><text:s text:c="12"/></text:p>
      <text:p text:style-name="P15"/>
      <text:p text:style-name="P35"/>
      <text:p text:style-name="P35"/>
      <text:p text:style-name="P27"><text:span text:style-name="T14">«</text:span><text:span text:style-name="T15">Светофор</text:span><text:span text:style-name="T14">»</text:span></text:p>
      <text:p text:style-name="P21"/>
      <text:p text:style-name="P22">Техническое задание на курсовую работу </text:p>
      <text:p text:style-name="P22">по дисциплине Схемотехника</text:p>
      <text:p text:style-name="P22"/>
      <text:p text:style-name="P22">Листов 4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6"><text:span text:style-name="T16">Студент <text:s text:c="6"/></text:span><text:span text:style-name="T17">гр. ИУ6-6</text:span><text:span text:style-name="T18">2</text:span><text:span text:style-name="T17">Б</text:span><text:span text:style-name="T1">__ <text:s text:c="24"/>__________________ <text:s text:c="2"/>__</text:span><text:span text:style-name="T8">А.Е.Медведев</text:span><text:span text:style-name="T1">____ </text:span></text:p>
      <text:p text:style-name="P24"><text:tab/> <text:s text:c="15"/>(Группа) <text:s text:c="65"/>(Подпись, дата) <text:s text:c="27"/>(И.О. Фамилия) </text:p>
      <text:p text:style-name="P25"><text:s text:c="8"/></text:p>
      <text:p text:style-name="P23"/>
      <text:p text:style-name="P36"><text:span text:style-name="T16">Руководитель курсовой работы</text:span><text:span text:style-name="T1"> <text:s text:c="14"/>__________________ <text:s text:c="2"/>____</text:span><text:span text:style-name="T8">Т.А.Ким</text:span><text:span text:style-name="T1">______</text:span></text:p>
      <text:p text:style-name="P36"><text:span text:style-name="T16"><text:s text:c="56"/></text:span><text:span text:style-name="T1"><text:s text:c="6"/><text:tab/> <text:s/></text:span><text:span text:style-name="T19">(Подпись, дата) <text:s text:c="27"/>(И.О. Фамилия) <text:s text:c="4"/></text:span><text:span text:style-name="T1"><text:s text:c="10"/><text:tab/></text:span></text:p>
      <text:p text:style-name="P25"><text:s/></text:p>
      <text:p text:style-name="P7"/>
      <text:p text:style-name="P7"/>
      <text:p text:style-name="P7"/>
      <text:p text:style-name="P7"/>
      <text:p text:style-name="P7"/>
      <text:p text:style-name="P7"/>
      <text:p text:style-name="P8">Москва, 2020</text:p>
      <text:p text:style-name="P10"><text:soft-page-break/>1 ВВЕДЕНИЕ</text:p>
      <text:p text:style-name="P29"><text:span text:style-name="T2"><text:tab/>Настоящее техническое задание распространяется на разработку </text:span><text:span text:style-name="T3">платы с логикой работы светофора</text:span><text:span text:style-name="T2">. Данное устройство предназначено для </text:span><text:span text:style-name="T3">городских светофоров автомобитьного трафика с контроллируемым диапазоном временных задержек между переключением различных цветовых сигналов</text:span><text:span text:style-name="T2">. Устройство необходимо выполнить на элементной базе ТТЛ.</text:span></text:p>
      <text:p text:style-name="P10">2 ОСНОВАНИЯ ДЛЯ РАЗРАБОТКИ</text:p>
      <text:p text:style-name="P12"><text:tab/>Устройство разрабатывается на основе учебного плана кафедры ИУ6 «Компьютерные системы и сети» Московского государственного технического университета им. Н.Э.Баумана.</text:p>
      <text:p text:style-name="P8"/>
      <text:p text:style-name="P10">3 НАЗНАЧЕНИЕ РАЗРАБОТКИ</text:p>
      <text:p text:style-name="P29"><text:span text:style-name="T2"><text:tab/>Устройство предназначено для </text:span><text:span text:style-name="T4">дорожного светофора</text:span><text:span text:style-name="T2">. </text:span><text:span text:style-name="T4">Дорожный светофор должен переходить из одного состояния в другое при достежении конечного времени</text:span><text:span text:style-name="T2">.</text:span></text:p>
      <text:p text:style-name="P29"><text:span text:style-name="T2"><text:tab/></text:span><text:span text:style-name="T4">На схеме задаётся нужное колличество секунд для каждого состояния светофора, где состояние — горение нужного массива светодиодов нужного цвета. </text:span><text:span text:style-name="T5">Внутренний генератор отсчитывает время и </text:span><text:span text:style-name="T7">ожидает переполнения</text:span><text:span text:style-name="T5">. При достижении </text:span><text:span text:style-name="T7">переполнения </text:span><text:span text:style-name="T5">происходин </text:span><text:span text:style-name="T7">загрузка следующего значения задержки горения цвета и</text:span><text:span text:style-name="T5"> смена состояния. </text:span><text:span text:style-name="T7">Каждую секунду на пару семисегментных индикаторов поступает значение, которое сигнализирует о колличестве секунд до следущего переключения.</text:span></text:p>
      <text:p text:style-name="P8"/>
      <text:p text:style-name="P37"><text:span text:style-name="T2">4 </text:span><text:span text:style-name="T9">ЦЕЛИ И ЗАДАЧИ</text:span></text:p>
      <text:p text:style-name="P17"><text:tab/>4.1. Цель работы</text:p>
      <text:p text:style-name="P29"><text:span text:style-name="T9"><text:tab/>Целью курсового проектирования является разработка </text:span><text:span text:style-name="T10">схемы из элементов ТТЛ логики для светофора</text:span><text:span text:style-name="T9">.</text:span></text:p>
      <text:p text:style-name="P17"><text:tab/>4.2. Решаемые задачи</text:p>
      <text:p text:style-name="P17"><text:tab/>4.2.1. Анализ технического задания и возможных путей решения поставленной задачи.</text:p>
      <text:p text:style-name="P17"><text:tab/>4.2.2. Обоснование и синтез электрической функциональной схемы устройства.</text:p>
      <text:p text:style-name="P17"><text:tab/>4.2.3. Выбор элементной базы на основании технических требований.</text:p>
      <text:p text:style-name="P17"><text:tab/>4.2.4. Разработка электрической принципиальной схемы устройства.</text:p>
      <text:p text:style-name="P17"><text:tab/>4.2.5. Построение временных диаграмм.</text:p>
      <text:p text:style-name="P17"><text:soft-page-break/><text:tab/>4.2.6. Расчет параметров мощности устройства.</text:p>
      <text:p text:style-name="P16"/>
      <text:p text:style-name="P10">5 ТРЕБОВАНИЯ К РАЗРАБАТЫВАЕМОМУ УСТРОЙСТВУ</text:p>
      <text:p text:style-name="P13"><text:tab/>5.1. Требования к составу и параметрам технических средств</text:p>
      <text:p text:style-name="P32"><text:span text:style-name="T2"><text:tab/>5.1.1. </text:span><text:span text:style-name="T7">3</text:span><text:span text:style-name="T6"> восмиразрядных переключателя</text:span></text:p>
      <text:p text:style-name="P13"><text:tab/>5.1.2. <text:span text:style-name="T25">Два семисегментных индикатора</text:span></text:p>
      <text:p text:style-name="P13"><text:tab/>5.1.<text:span text:style-name="T24">3</text:span>. Логика элементов – ТТЛ.</text:p>
      <text:p text:style-name="P13"><text:tab/>5.1.<text:span text:style-name="T24">4</text:span>. Тактовая частота – 1 Гц.</text:p>
      <text:p text:style-name="P13"><text:tab/>5.1.<text:span text:style-name="T24">5</text:span>. Мощность потребления – не более 3 Вт.</text:p>
      <text:p text:style-name="P13"><text:tab/>5.2. Требования к эксплуатации</text:p>
      <text:p text:style-name="P13"><text:tab/>5.2.1. Условия эксплуатации в соответствие с СанПиН2.2.2/2.4.1340-03.</text:p>
      <text:p text:style-name="P13"><text:tab/>5.3. Требования к маркировке и упаковке</text:p>
      <text:p text:style-name="P13"><text:tab/>Требования к маркировке и упаковке не предъявляются.</text:p>
      <text:p text:style-name="P13"><text:tab/>5.4. Требования к транспортированию и хранению</text:p>
      <text:p text:style-name="P13"><text:tab/>Требования к транспортировке и хранению не предъявляются.</text:p>
      <text:p text:style-name="P8"/>
      <text:p text:style-name="P10">6 ТРЕБОВАНИЯ К ДОКУМЕНТАЦИИ</text:p>
      <text:p text:style-name="P32"><text:span text:style-name="T2"><text:tab/>6.1 </text:span><text:span text:style-name="T9">В состав сопровождающей документации должны входить:</text:span></text:p>
      <text:p text:style-name="P13"><text:tab/>6.1.1 Расчетно-пояснительная записка на 25 – 30 листах формата А4;</text:p>
      <text:p text:style-name="P13"><text:tab/>6.1.2 Техническое задание;</text:p>
      <text:p text:style-name="P13"><text:tab/>6.1.3 Перечень элементов.</text:p>
      <text:p text:style-name="P13"><text:tab/>6.2 Графическая часть должна быть включена в расчетно-пояснительную записку в</text:p>
      <text:p text:style-name="P13">качестве приложений и иллюстраций:</text:p>
      <text:p text:style-name="P13"><text:tab/>6.2.1 Временные диаграммы;</text:p>
      <text:p text:style-name="P13"><text:tab/>6.2.<text:span text:style-name="T23">2</text:span> Схема электрическая функциональная;</text:p>
      <text:p text:style-name="P13"><text:tab/>6.2.<text:span text:style-name="T23">3</text:span> Схема электрическая принципиальная.</text:p>
      <text:p text:style-name="P8"/>
      <text:p text:style-name="P10"/>
      <text:p text:style-name="P11">7 СТАДИИ И ЭТАПЫ РАЗРАБОТКИ</text:p>
      <text:p text:style-name="P7">Таблица 1 – Этапы разработки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18">№</text:p>
          </table:table-cell>
          <table:table-cell table:style-name="Table2.A1" office:value-type="string">
            <text:p text:style-name="P18">Название этапа</text:p>
          </table:table-cell>
          <table:table-cell table:style-name="Table2.A1" office:value-type="string">
            <text:p text:style-name="P18">Срок, % выполнения</text:p>
          </table:table-cell>
          <table:table-cell table:style-name="Table2.A1" office:value-type="string">
            <text:p text:style-name="P33"><text:span text:style-name="Нет"><text:span text:style-name="T11">Отчетность</text:span></text:span></text:p>
          </table:table-cell>
        </table:table-row>
        <table:table-row table:style-name="Table2.1"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30"><text:span text:style-name="T12"><text:tab/></text:span><text:span text:style-name="Нет"><text:span text:style-name="T11">Исследование предметной области</text:span></text:span></text:p>
          </table:table-cell>
          <table:table-cell table:style-name="Table2.A1" office:value-type="string">
            <text:p text:style-name="P18">1 – 4 нед., 15%</text:p>
          </table:table-cell>
          <table:table-cell table:style-name="Table2.A1" office:value-type="string">
            <text:p text:style-name="P19"><text:tab/>Описание общего принципа работы устройства.</text:p>
          </table:table-cell>
        </table:table-row>
        <table:table-row table:style-name="Table2.1">
          <table:table-cell table:style-name="Table2.A1" office:value-type="string">
            <text:p text:style-name="P18">2</text:p>
          </table:table-cell>
          <table:table-cell table:style-name="Table2.A1" office:value-type="string">
            <text:p text:style-name="P30"><text:span text:style-name="T12"><text:tab/></text:span><text:span text:style-name="Нет"><text:span text:style-name="T11">Разработка технического задания</text:span></text:span></text:p>
          </table:table-cell>
          <table:table-cell table:style-name="Table2.A1" office:value-type="string">
            <text:p text:style-name="P18">5 нед., 20%</text:p>
          </table:table-cell>
          <table:table-cell table:style-name="Table2.A1" office:value-type="string">
            <text:p text:style-name="P31"><text:span text:style-name="T12"><text:tab/></text:span><text:span text:style-name="Нет"><text:span text:style-name="T11">Техническое задание</text:span></text:span></text:p>
          </table:table-cell>
        </table:table-row>
        <table:table-row table:style-name="Table2.1">
          <table:table-cell table:style-name="Table2.A1" office:value-type="string">
            <text:p text:style-name="P18">3</text:p>
          </table:table-cell>
          <table:table-cell table:style-name="Table2.A1" office:value-type="string">
            <text:p text:style-name="P19"><text:tab/>Проектирование и разработка функциональной электрической схемы</text:p>
          </table:table-cell>
          <table:table-cell table:style-name="Table2.A1" office:value-type="string">
            <text:p text:style-name="P18">6 – 7 нед. 40%</text:p>
          </table:table-cell>
          <table:table-cell table:style-name="Table2.A1" office:value-type="string">
            <text:p text:style-name="P19"><text:tab/>Функциональная схема</text:p>
          </table:table-cell>
        </table:table-row>
        <table:table-row table:style-name="Table2.1"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30"><text:span text:style-name="T12"><text:tab/></text:span><text:span text:style-name="Нет"><text:span text:style-name="T11">Проектирование и разработка принципиальной электрической схемы</text:span></text:span></text:p>
          </table:table-cell>
          <table:table-cell table:style-name="Table2.A1" office:value-type="string">
            <text:p text:style-name="P18">8 – 10 нед. 60%</text:p>
          </table:table-cell>
          <table:table-cell table:style-name="Table2.A1" office:value-type="string">
            <text:p text:style-name="P19"><text:tab/>Принципиальная схема</text:p>
          </table:table-cell>
        </table:table-row>
        <table:table-row table:style-name="Table2.1">
          <table:table-cell table:style-name="Table2.A1" office:value-type="string">
            <text:p text:style-name="P18">5</text:p>
          </table:table-cell>
          <table:table-cell table:style-name="Table2.A1" office:value-type="string">
            <text:p text:style-name="P30"><text:span text:style-name="T12"><text:tab/></text:span><text:span text:style-name="Нет"><text:span text:style-name="T11">Оформление расчетно-пояснительной записки</text:span></text:span></text:p>
          </table:table-cell>
          <table:table-cell table:style-name="Table2.A1" office:value-type="string">
            <text:p text:style-name="P18">11 – 14 нед. 90%</text:p>
          </table:table-cell>
          <table:table-cell table:style-name="Table2.A1" office:value-type="string">
            <text:p text:style-name="P20"><text:tab/>Расчетно-поясн-</text:p>
            <text:p text:style-name="P20">ительная записка </text:p>
          </table:table-cell>
        </table:table-row>
        <table:table-row table:style-name="Table2.1">
          <table:table-cell table:style-name="Table2.A1" office:value-type="string">
            <text:p text:style-name="P18">6</text:p>
          </table:table-cell>
          <table:table-cell table:style-name="Table2.A1" office:value-type="string">
            <text:p text:style-name="P30"><text:span text:style-name="T12"><text:tab/></text:span><text:span text:style-name="Нет"><text:span text:style-name="T11">Защита курсовой работы</text:span></text:span></text:p>
          </table:table-cell>
          <table:table-cell table:style-name="Table2.A1" office:value-type="string">
            <text:p text:style-name="P18">15 – 16 нед., 100%</text:p>
          </table:table-cell>
          <table:table-cell table:style-name="Table2.A1" office:value-type="string">
            <text:p text:style-name="P19"><text:tab/>Доклад (3 – 5 минут)</text:p>
          </table:table-cell>
        </table:table-row>
      </table:table>
      <text:p text:style-name="P9"/>
      <text:p text:style-name="P10">8 ПОРЯДОК КОНТРОЛЯ И ПРИЕМА</text:p>
      <text:h text:style-name="Heading_20_2" text:outline-level="2"><text:tab/>8.1 Порядок контроля</text:h>
      <text:h text:style-name="P38" text:outline-level="2"><text:tab/>Контроль выполнения осуществляется руководителем еженедельно.</text:h>
      <text:h text:style-name="Heading_20_2" text:outline-level="2"><text:tab/>8.2 Порядок защиты</text:h>
      <text:h text:style-name="P39" text:outline-level="2"><text:tab/>Защита осуществляется перед комиссией, состоящей из преподавателей кафедры ИУ6.</text:h>
      <text:h text:style-name="Heading_20_2" text:outline-level="2"><text:tab/>8.3 Срок защиты</text:h>
      <text:h text:style-name="P38" text:outline-level="2"><text:tab/>Срок защиты: 15-16 недели.</text:h>
      <text:p text:style-name="P8"/>
      <text:p text:style-name="P10">9 ПРИМЕЧАНИЕ</text:p>
      <text:p text:style-name="P34">В процессе выполнения работы возможно уточнение отдельных требований технического задания по взаимному согласованию руководителя и исполнител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in" fo:margin-bottom="0in" style:contextual-spacing="false" fo:line-height="150%" fo:text-align="justify" style:justify-single-word="false" fo:keep-with-next="always">
        <style:tab-stops>
          <style:tab-stop style:position="0.1972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margin-top="0in" fo:margin-bottom="0in" style:contextual-spacing="false" fo:line-height="200%" fo:text-align="justify" style:justify-single-word="false" fo:text-indent="0.5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Нет" style:family="text">
      <style:text-properties fo:language="ru" fo:country="RU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  <text:p text:style-name="Standard"/>
        <text:p text:style-name="Standard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48</meta:editing-cycles>
    <meta:print-date>2021-05-11T18:20:00</meta:print-date>
    <meta:creation-date>2021-05-03T07:25:00</meta:creation-date>
    <dc:date>2022-06-23T19:13:40.739029054</dc:date>
    <meta:editing-duration>PT1H47M40S</meta:editing-duration>
    <meta:generator>LibreOffice/7.3.3.2$Linux_X86_64 LibreOffice_project/30$Build-2</meta:generator>
    <meta:document-statistic meta:table-count="2" meta:image-count="1" meta:object-count="0" meta:page-count="4" meta:paragraph-count="103" meta:word-count="537" meta:character-count="4703" meta:non-whitespace-character-count="3910"/>
    <meta:user-defined meta:name="AppVersion">16.0000</meta:user-defined>
    <meta:template xlink:type="simple" xlink:actuate="onRequest" xlink:title="Normal.dotm" xlink:href=""/>
  </office:meta>
</office:document-meta>
</file>